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63cm"/>
    </style:style>
    <style:style style:name="co3" style:family="table-column">
      <style:table-column-properties fo:break-before="auto" style:column-width="9.719cm"/>
    </style:style>
    <style:style style:name="co4" style:family="table-column">
      <style:table-column-properties fo:break-before="auto" style:column-width="9.698cm"/>
    </style:style>
    <style:style style:name="co5" style:family="table-column">
      <style:table-column-properties fo:break-before="auto" style:column-width="6.6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Krampus in the wind</text:p>
          </table:table-cell>
          <table:table-cell office:value-type="string">
            <text:p>v2</text:p>
          </table:table-cell>
          <table:table-cell office:value-type="string">
            <text:p>Idé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itch</text:p>
          </table:table-cell>
          <table:table-cell table:style-name="ce1" office:value-type="string">
            <text:p>Incarne krampus et capture les âmes d'enfants à travers le vent et les ennemis qui veulent t'attraper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Camera</text:p>
          </table:table-cell>
          <table:table-cell office:value-type="string">
            <text:p>Top down Zelda / Don't starve</text:p>
          </table:table-cell>
          <table:table-cell table:number-columns-repeated="1022"/>
        </table:table-row>
        <table:table-row table:style-name="ro3">
          <table:table-cell office:value-type="string">
            <text:p>Controller</text:p>
          </table:table-cell>
          <table:table-cell office:value-type="string">
            <text:p>Dash</text:p>
            <text:p>Move 2D</text:p>
            <text:p>Oriente lumière</text:p>
          </table:table-cell>
          <table:table-cell table:number-columns-repeated="1022"/>
        </table:table-row>
        <table:table-row table:style-name="ro4">
          <table:table-cell office:value-type="string">
            <text:p>Character</text:p>
          </table:table-cell>
          <table:table-cell office:value-type="string">
            <text:p>Perd lorsqu'il se fait attraper</text:p>
            <text:p>Capture les âmes en orientant la lumière</text:p>
            <text:p>Choisit une amélioration en gagnant un round</text:p>
          </table:table-cell>
          <table:table-cell office:value-type="string">
            <text:p>Barre de vie + death a 0</text:p>
            <text:p>Capture les âmes lorsque leur pvs sont à 0</text:p>
            <text:p>Feature gameplay lorsque lvl up</text:p>
            <text:p>Lvl up avec les âmes récolté</text:p>
          </table:table-cell>
          <table:table-cell table:number-columns-repeated="1021"/>
        </table:table-row>
        <table:table-row table:style-name="ro5">
          <table:table-cell office:value-type="string">
            <text:p>Features</text:p>
          </table:table-cell>
          <table:table-cell office:value-type="string">
            <text:p>Vent avec direction random qui influe seulement le joueur</text:p>
            <text:p>Shop inter round</text:p>
            <text:p>Round de plus en plus dur</text:p>
            <text:p>2 Type d'enemies</text:p>
            <text:p>Tracker d'âme</text:p>
          </table:table-cell>
          <table:table-cell office:value-type="string">
            <text:p>Vent moins souvent et plus accentué visiblement et gameplay</text:p>
            <text:p>Shop au lvl up</text:p>
            <text:p>Plus de variété d'enemies</text:p>
            <text:p>Minimap</text:p>
            <text:p>Âmes plus nombreuses et visible</text:p>
          </table:table-cell>
          <table:table-cell office:value-type="string">
            <text:p>Aggro des enemies et donc idle</text:p>
            <text:p>Classe de départ</text:p>
            <text:p>Progression de difficulté basé sur le temps ou xp</text:p>
            <text:p>Boss </text:p>
            <text:p>Meta progression de bonus stats</text:p>
            <text:p>Consomable en gameplay</text:p>
            <text:p>Variation du temps sur le gameplay</text:p>
            <text:p>Corruption du monde qui influe le gameplay progressivement</text:p>
            <text:p>Fake player / multi online / multi local</text:p>
            <text:p>Variation des âmes a capturer</text:p>
            <text:p>Coop avec un qui capture et l'autre qui repousse les enemies</text:p>
            <text:p>Déposer les âmes ?</text:p>
            <text:p>Goblin d'âme</text:p>
          </table:table-cell>
          <table:table-cell table:number-columns-repeated="1020"/>
        </table:table-row>
        <table:table-row table:style-name="ro1">
          <table:table-cell office:value-type="string">
            <text:p>DA</text:p>
          </table:table-cell>
          <table:table-cell office:value-type="string">
            <text:p>Nöel / Krampus / forêt</text:p>
          </table:table-cell>
          <table:table-cell office:value-type="string">
            <text:p>Nöel / Krampus / forêt</text:p>
          </table:table-cell>
          <table:table-cell table:number-columns-repeated="1021"/>
        </table:table-row>
      </table:table>
      <table:table table:name="TODO" table:style-name="ta1" table:print="false">
        <table:table-column table:style-name="co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Mettre rigid + collider sur player en code</text:p>
          </table:table-cell>
          <table:table-cell office:value-type="string">
            <text:p>~</text:p>
          </table:table-cell>
          <table:table-cell office:value-type="string">
            <text:p>Test et add les settings</text:p>
          </table:table-cell>
        </table:table-row>
        <table:table-row table:style-name="ro1">
          <table:table-cell office:value-type="string">
            <text:p>Faire le move via velocity</text:p>
          </table:table-cell>
          <table:table-cell office:value-type="string">
            <text:p>~</text:p>
          </table:table-cell>
          <table:table-cell office:value-type="string">
            <text:p>Remplacer position</text:p>
          </table:table-cell>
        </table:table-row>
        <table:table-row table:style-name="ro1">
          <table:table-cell office:value-type="string">
            <text:p>Input to dir player</text:p>
          </table:table-cell>
          <table:table-cell/>
          <table:table-cell office:value-type="string">
            <text:p>Dico D'objets non ecs</text:p>
          </table:table-cell>
        </table:table-row>
        <table:table-row table:style-name="ro1">
          <table:table-cell office:value-type="string">
            <text:p>Start game &gt; spawn player &gt; spawn cam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Dash feature</text:p>
          </table:table-cell>
          <table:table-cell table:number-columns-repeated="2"/>
        </table:table-row>
        <table:table-row table:style-name="ro1">
          <table:table-cell office:value-type="string">
            <text:p>Dash input player</text:p>
          </table:table-cell>
          <table:table-cell table:number-columns-repeated="2"/>
        </table:table-row>
        <table:table-row table:style-name="ro1">
          <table:table-cell office:value-type="string">
            <text:p>Placer l'update view en la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s âm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 lumiè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s ennem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os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ho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rrain repea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emy pla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ogression difficulté</text:p>
          </table:table-cell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6">06/08/2025</text:date>, <text:time>19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t Petiot</meta:initial-creator>
    <meta:creation-date>2025-08-04T16:57:06.30</meta:creation-date>
    <dc:date>2025-08-06T19:06:39.02</dc:date>
    <dc:creator>Thibaut Petiot</dc:creator>
    <meta:editing-duration>PT13H14M54S</meta:editing-duration>
    <meta:editing-cycles>5</meta:editing-cycles>
    <meta:generator>OpenOffice/4.1.11$Win32 OpenOffice.org_project/4111m1$Build-9808</meta:generator>
    <meta:document-statistic meta:table-count="3" meta:cell-count="41" meta:object-count="0"/>
  </office:meta>
</office:document-meta>
</file>